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a7018" officeooo:paragraph-rsid="001a7018"/>
    </style:style>
    <style:style style:name="P6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7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T1" style:family="text">
      <style:text-properties officeooo:rsid="001b2b61"/>
    </style:style>
    <style:style style:name="T2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OrdineAppartenenz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’ordine di appartenenza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 auto-incrementante</text:p>
          </table:table-cell>
          <table:table-cell table:style-name="Table2.A1" office:value-type="string">
            <text:p text:style-name="P5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>&gt; <text:span text:style-name="T2">0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5-03T00:15:55.038673250</dc:date>
    <meta:editing-duration>PT8M39S</meta:editing-duration>
    <meta:editing-cycles>3</meta:editing-cycles>
    <meta:document-statistic meta:table-count="2" meta:image-count="0" meta:object-count="0" meta:page-count="1" meta:paragraph-count="37" meta:word-count="55" meta:character-count="393" meta:non-whitespace-character-count="375"/>
  </office:meta>
</office:document-meta>
</file>